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fill="none" draw:fill-color="#00ccff" draw:textarea-vertical-align="middle"/>
    </style:style>
    <style:style style:name="gr2" style:family="graphic" style:parent-style-name="standard">
      <style:graphic-properties draw:stroke="solid" svg:stroke-color="#000000"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color="#000000" draw:fill="none" draw:fill-color="#00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objectwithoutfill">
      <style:graphic-properties draw:stroke="solid" draw:stroke-dash="Fine_20_Dashed" svg:stroke-color="#000000" draw:marker-start="Arrow" draw:marker-end="Arrow" draw:fill="none" draw:fill-color="#00cc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mmi10" style:font-pitch="variable"/>
    </style:style>
    <style:style style:name="P3" style:family="paragraph">
      <style:text-properties fo:color="#008000"/>
    </style:style>
    <style:style style:name="P4" style:family="paragraph">
      <style:text-properties fo:color="#008000" fo:font-family="cmr10" style:font-pitch="variable"/>
    </style:style>
    <style:style style:name="T1" style:family="text">
      <style:text-properties fo:font-family="cmmi10" style:font-pitch="variable"/>
    </style:style>
    <style:style style:name="T2" style:family="text">
      <style:text-properties style:text-position="sub 80%" fo:font-family="cmr10" style:font-pitch="variable" fo:font-size="18pt" style:font-size-asian="18pt" style:font-size-complex="18pt"/>
    </style:style>
    <style:style style:name="T3" style:family="text">
      <style:text-properties fo:color="#008000" fo:font-family="cmmi10" style:font-pitch="variable"/>
    </style:style>
    <style:style style:name="T4" style:family="text">
      <style:text-properties fo:color="#008000" fo:font-family="cmr10" style:font-pitch="variable"/>
    </style:style>
    <style:style style:name="T5" style:family="text">
      <style:text-properties fo:color="#008000" style:text-position="super 58%" fo:font-family="cmr10" style:font-pitch="variable"/>
    </style:style>
    <style:style style:name="T6" style:family="text">
      <style:text-properties fo:color="#008000" style:text-position="sub 80%" fo:font-family="cmr10" style:font-pitch="variable" fo:font-size="18pt" style:font-size-asian="18pt" style:font-size-complex="18pt"/>
    </style:style>
    <style:style style:name="T7" style:family="text">
      <style:text-properties fo:color="#008000" style:text-position="super 58%" fo:font-family="cmr10" style:font-pitch="variable"/>
    </style:style>
    <style:style style:name="T8" style:family="text">
      <style:text-properties fo:color="#008000" style:text-position="0% 100%" fo:font-family="cmr10" style:font-pitch="variable" fo:font-size="18pt" style:font-size-asian="18pt" style:font-size-complex="18pt"/>
    </style:style>
    <style:style style:name="T9" style:family="text">
      <style:text-properties fo:color="#008000" style:text-position="super 58%" fo:font-family="cmr10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4.104cm" svg:y1="4.875cm" svg:x2="10.525cm" svg:y2="5.72cm" draw:start-shape="id1" draw:start-glue-point="6" draw:end-shape="id2" draw:end-glue-point="10" svg:d="m4104 4875 6421 845" svg:viewBox="0 0 6422 846">
          <text:p/>
        </draw:connector>
        <draw:connector draw:style-name="gr1" draw:text-style-name="P1" draw:layer="layout" draw:type="line" svg:x1="4.197cm" svg:y1="5.099cm" svg:x2="7.13cm" svg:y2="0.293cm" draw:start-shape="id1" draw:start-glue-point="7" draw:end-shape="id3" draw:end-glue-point="11" svg:d="m4197 5099 2933-4806" svg:viewBox="0 0 2934 4807">
          <text:p/>
        </draw:connector>
        <draw:connector draw:style-name="gr1" draw:text-style-name="P1" draw:layer="layout" draw:type="line" svg:x1="4.422cm" svg:y1="4.557cm" svg:x2="3.604cm" svg:y2="7.815cm" draw:start-shape="id1" draw:start-glue-point="4" draw:end-shape="id4" draw:end-glue-point="8" svg:d="m4422 4557-818 3258" svg:viewBox="0 0 819 3259">
          <text:p/>
        </draw:connector>
        <draw:connector draw:style-name="gr1" draw:text-style-name="P1" draw:layer="layout" draw:type="line" svg:x1="1.728cm" svg:y1="3.463cm" svg:x2="4.646cm" svg:y2="5.099cm" draw:start-shape="id5" draw:start-glue-point="5" draw:end-shape="id1" draw:end-glue-point="9" svg:d="m1728 3463 2918 1636" svg:viewBox="0 0 2919 1637">
          <text:p/>
        </draw:connector>
        <draw:custom-shape draw:style-name="gr2" draw:text-style-name="P1" xml:id="id3" draw:id="id3" draw:layer="layout" svg:width="0.635cm" svg:height="0.635cm" svg:x="6.588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635cm" svg:height="0.635cm" svg:x="3.286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635cm" svg:height="0.635cm" svg:x="9.89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635cm" svg:height="0.635cm" svg:x="1.635cm" svg:y="3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7.874cm" svg:height="7.874cm" svg:x="0.365cm" svg:y="0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635cm" svg:height="0.635cm" svg:x="4.104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061cm" svg:height="0.89cm" svg:x="5.445cm" svg:y="5.529cm">
          <draw:text-box>
            <text:p><text:span text:style-name="T1">m</text:span></text:p>
          </draw:text-box>
        </draw:frame>
        <draw:frame draw:style-name="gr5" draw:text-style-name="P2" draw:layer="layout" svg:width="1.281cm" svg:height="0.984cm" svg:x="2.651cm" svg:y="3.369cm">
          <draw:text-box>
            <text:p><text:span text:style-name="T1">D</text:span><text:span text:style-name="T2">1</text:span></text:p>
          </draw:text-box>
        </draw:frame>
        <draw:frame draw:style-name="gr5" draw:text-style-name="P2" draw:layer="layout" svg:width="1.281cm" svg:height="0.984cm" svg:x="2.767cm" svg:y="5.783cm">
          <draw:text-box>
            <text:p><text:span text:style-name="T1">D</text:span><text:span text:style-name="T2">2</text:span></text:p>
          </draw:text-box>
        </draw:frame>
        <draw:frame draw:style-name="gr5" draw:text-style-name="P2" draw:layer="layout" svg:width="1.281cm" svg:height="0.984cm" svg:x="6.588cm" svg:y="4.386cm">
          <draw:text-box>
            <text:p><text:span text:style-name="T1">D</text:span><text:span text:style-name="T2">3</text:span></text:p>
          </draw:text-box>
        </draw:frame>
        <draw:frame draw:style-name="gr6" draw:text-style-name="P2" draw:layer="layout" svg:width="1.281cm" svg:height="0.984cm" svg:x="4.302cm" svg:y="2.1cm">
          <draw:text-box>
            <text:p><text:span text:style-name="T1">D</text:span><text:span text:style-name="T2">4</text:span></text:p>
          </draw:text-box>
        </draw:frame>
        <draw:connector draw:style-name="gr7" draw:text-style-name="P1" draw:layer="layout" draw:type="line" svg:x1="4.646cm" svg:y1="5.099cm" svg:x2="7.086cm" svg:y2="7.678cm" draw:start-shape="id1" draw:start-glue-point="9" draw:end-shape="id6" draw:end-glue-point="9" svg:d="m4646 5099 2440 2579" svg:viewBox="0 0 2441 2580">
          <text:p/>
        </draw:connector>
        <draw:frame draw:style-name="gr5" draw:text-style-name="P4" draw:layer="layout" svg:width="2.17cm" svg:height="0.89cm" svg:x="8.671cm" svg:y="6.417cm">
          <draw:text-box>
            <text:p text:style-name="P3"><text:span text:style-name="T3">L</text:span><text:span text:style-name="T4"> = 0</text:span></text:p>
          </draw:text-box>
        </draw:frame>
        <draw:frame draw:style-name="gr5" draw:text-style-name="P4" draw:layer="layout" svg:width="2.818cm" svg:height="1.049cm" svg:x="6.75cm" svg:y="0.957cm">
          <draw:text-box>
            <text:p text:style-name="P3"><text:span text:style-name="T3">L</text:span><text:span text:style-name="T4"> = </text:span><text:span text:style-name="T3">D</text:span><text:span text:style-name="T5">2</text:span><text:span text:style-name="T6">4</text:span></text:p>
          </draw:text-box>
        </draw:frame>
        <draw:frame draw:style-name="gr5" draw:text-style-name="P4" draw:layer="layout" svg:width="2.818cm" svg:height="1.049cm" svg:x="0.273cm" svg:y="4.181cm">
          <draw:text-box>
            <text:p text:style-name="P3"><text:span text:style-name="T3">L</text:span><text:span text:style-name="T4"> = </text:span><text:span text:style-name="T3">D</text:span><text:span text:style-name="T7">2</text:span><text:span text:style-name="T6">1</text:span></text:p>
          </draw:text-box>
        </draw:frame>
        <draw:frame draw:style-name="gr5" draw:text-style-name="P4" draw:layer="layout" svg:width="4.503cm" svg:height="1.049cm" svg:x="2.108cm" svg:y="7.588cm">
          <draw:text-box>
            <text:p text:style-name="P3"><text:span text:style-name="T3">L</text:span><text:span text:style-name="T4"> = (</text:span><text:span text:style-name="T3">m</text:span><text:span text:style-name="T4"> - </text:span><text:span text:style-name="T3">D</text:span><text:span text:style-name="T6">2</text:span><text:span text:style-name="T8">)</text:span><text:span text:style-name="T9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.668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ns </meta:initial-creator>
    <meta:creation-date>2018-02-21T18:55:36.129991611</meta:creation-date>
    <dc:date>2018-02-22T00:24:48</dc:date>
    <meta:editing-duration>PT5M36S</meta:editing-duration>
    <meta:editing-cycles>6</meta:editing-cycles>
    <meta:generator>LibreOffice/3.5$Linux_x86 LibreOffice_project/350m1$Build-2</meta:generator>
    <meta:document-statistic meta:object-count="20"/>
  </office:meta>
</office:document-meta>
</file>